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eading_20_3" style:master-page-name="">
      <style:paragraph-properties style:page-number="auto" fo:break-before="page"/>
    </style:style>
    <style:style style:name="P85" style:family="paragraph" style:parent-style-name="hlp_5f_list_5f_dot" style:list-style-name="hlp_5f_list_5f_dot"/>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style:use-window-font-color="true" style:font-name="Bitstream Vera Sans" fo:font-size="8pt" fo:language="en" fo:country="US"/>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14.06.2023 14:53:5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30.12.2021 13:54:2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014607659038319673"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551481965598095898" text:style-name="L2">
        <text:list-item>
          <text:p text:style-name="P48">Version 2.1.2 :</text:p>
        </text:list-item>
      </text:list>
      <text:list xml:id="list897036314075184687" text:style-name="L3">
        <text:list-item>
          <text:list>
            <text:list-item>
              <text:p text:style-name="P49">Localized help : resolved non-functional hyperlink due to API incompatibility introduced by Apache OpenOffice 4.1 (and LibreOffice 4.0).</text:p>
            </text:list-item>
          </text:list>
        </text:list-item>
      </text:list>
      <text:list xml:id="list34781368" text:continue-list="list2551481965598095898" text:style-name="L2">
        <text:list-item>
          <text:p text:style-name="P48">Version 2.1.1 :</text:p>
        </text:list-item>
      </text:list>
      <text:list xml:id="list5315435683630966221"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4797464" text:continue-list="list34781368" text:style-name="L2">
        <text:list-item>
          <text:p text:style-name="P48">Version 2.1.0 :</text:p>
        </text:list-item>
      </text:list>
      <text:list xml:id="list349799348609370953"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4795021" text:continue-list="list34797464" text:style-name="L2">
        <text:list-item>
          <text:p text:style-name="P48">Version 2.0.0 :</text:p>
        </text:list-item>
      </text:list>
      <text:list xml:id="list3039813127647009517"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4770213" text:continue-list="list34795021" text:style-name="L2">
        <text:list-item>
          <text:p text:style-name="P48">Version 1.5.3 :</text:p>
        </text:list-item>
      </text:list>
      <text:list xml:id="list8350815269574957550"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583547749481793676"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93805787851380426"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560719691786504689"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667240167851499735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287174521041291901"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536555867447715079"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2708321678095957204"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681114109417519350"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770339067205834774"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177071243646100046" text:style-name="L17">
        <text:list-item>
          <text:p text:style-name="P63">Arg1 : <text:span text:style-name="InstructionMacro">String</text:span> : mandatory, type of control used for the button</text:p>
        </text:list-item>
      </text:list>
      <text:list xml:id="list4419009713551059680"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322424990460963763"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43607259641511200"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685490344337905035"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28027389544330833"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903205672536117357"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219252595850434630"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171073025216323104"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387377026342206058"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066796444623609966"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28536945061584341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8122090465560798577"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63734952598318677"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65606106544692228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00500841430693590"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313520357523932973"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517084279180163193"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text:span text:style-name="T21">yWriter project import and export with Python.<text:line-break/></text:span><text:soft-page-break/><text:span text:style-name="T21"> <text:line-break/>Import from yw7 project:<text:line-break/>- Generate a "standard manuscript" formatted OpenDocument textfile from an yWriter 7 project.<text:line-break/><text:line-break/>Proof reading:<text:line-break/>- Import an yWriter 7 project into an OpenDocument file with chapter and scene markers.<text:line-break/>- Write back the proofread scenes to the yWriter 7 project file.<text:line-break/><text:line-break/>World building lists:<text:line-break/>- Generate character, location and item lists as OpenDocument spreadsheets.<text:line-break/>- Write back modified lists.<text:line-break/><text:line-break/>Cross references:<text:line-break/>- Generate an OpenDocument textfile with cross references such as scenes per character, scenes per tag etc.<text:line-break/><text:line-break/>Export to a yw7 project:<text:line-break/>- Generate a new yWriter 7 project from a work in progress or an outline.<text:line-break/><text:line-break/>Adds a submenu in the "File" menu.<text:line-break/>A Python 3.4+ installation is required.</text:span></text:p>
      <text:p text:style-name="descrLang"><text:bookmark-start text:name="__RefHeading__78156_325084090"/>Description de<text:bookmark-end text:name="__RefHeading__78156_325084090"/></text:p>
      <text:p text:style-name="descrText">yWriter-Projekt importieren und exportieren.<text:line-break/><text:line-break/>Aus einem yw7 Projekt importieren:<text:line-break/>- Eine mit "Normseiten" formatierte OpenDocument Textdatei aus einem yWriter 7 Projekt erzeugen.<text:line-break/><text:line-break/>Korrekturlesen:<text:line-break/>- Ein yWriter 7 Projekt in eine OpenDocument-Datei mit Kapitel- und Szenenmarkierungen importieren.<text:line-break/>- Korrekturgelesene Szenen in die yWriter 7 Projektdatei zurückschreiben.<text:line-break/><text:line-break/>Weltenbau-Listen:<text:line-break/>- Figuren-, Schauplatz- und Gegenstandslisten als OpenDocument-Tabellen importieren.<text:line-break/>- Geänderte Listen zurückschreiben.<text:line-break/><text:line-break/>Querverweise:<text:line-break/>- Eine OpenDocument Textdatei mit Querverweisen wie Szenen mit Figur, Szenen mit Tag usw. erzeugen. <text:s/><text:line-break/><text:line-break/>In ein yw7 Projekt exportieren:<text:line-break/>- Ein neues yWriter 7 Projekt aus einem Text (work in progress) oder einer Dokumentenstruktur (outline) erzeugen.<text:line-break/><text:line-break/>Fügt ein Untermenü im Menü "Datei" hinzu.<text:line-break/>Python 3.4+ muss installiert sei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ext:soft-page-break/>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239948909041701326"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9949302194240667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3857150527481316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81110724481385064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772364"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1754896846690430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56853108578648642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5637918300327723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69</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1</dc:date>
     <text:p>internal</text:p>
     <text:p>Page2</text:p>
     <text:p/>
    </office:annotation>Paragraph styles</text:p>
      <text:p text:style-name="P28"><office:annotation>
     <dc:creator>BM</dc:creator>
     <dc:date>2008-03-13T00:00:00.71</dc:date>
     <text:p>internal</text:p>
     <text:p>Page7</text:p>
     <text:p/>
    </office:annotation>Hyperlinks</text:p>
      <text:p text:style-name="hlp_5f_paragraph"><text:span text:style-name="T14"><office:annotation>
      <dc:creator>BM</dc:creator>
      <dc:date>2008-03-13T00:00:00.71</dc:date>
      <text:p>internal</text:p>
      <text:p>Page3</text:p>
      <text:p/>
     </office:annotation></text:span><text:span text:style-name="T14">Text formatting</text:span></text:p>
      <text:p text:style-name="P28"><office:annotation>
     <dc:creator>BM</dc:creator>
     <dc:date>2008-03-26T00:00:00.7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7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2</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2</dc:date>
     <text:p>external</text:p>
     <text:p>text/swriter/main0210.xhp</text:p>
     <text:p/>
    </office:annotation><text:span text:style-name="T14">Preview topic</text:span> </text:p>
      <text:p text:style-name="hlp_5f_paragraph">This hyperlink displays <text:s/><office:annotation>
     <dc:creator>BM</dc:creator>
     <dc:date>2008-03-15T00:00:00.72</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784590" text:continue-list="list99493021942406674"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4779369" text:continue-list="list3477236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3</dc:date>
     <text:p text:style-name="P86"><text:span text:style-name="T24">image</text:span></text:p>
     <text:p text:style-name="P86"><text:span text:style-name="T24">Images/Help/dontfeedtrolls.gif</text:span></text:p>
     <text:p text:style-name="P86"><text:span text:style-name="T24">icon</text:span></text:p>
     <text:p text:style-name="P86"><text:span text:style-name="T24"/></text:p>
    </office:annotation> within a text.</text:p>
      <text:p text:style-name="hlp_5f_paragraph"><text:line-break/><text:line-break/>Now a bigger image in a blank line.</text:p>
      <text:p text:style-name="hlp_5f_paragraph"><office:annotation>
     <dc:creator>Bernard Marcelly</dc:creator>
     <dc:date>2009-01-24T10:50:50.74</dc:date>
     <text:p text:style-name="P86"><text:span text:style-name="T24">image</text:span></text:p>
     <text:p text:style-name="P86"><text:span text:style-name="T24">Images/Help/sailingShip.wmf</text:span></text:p>
     <text:p text:style-name="P86"><text:span text:style-name="T24">Old sailing ship</text:span></text:p>
     <text:p text:style-name="P86"><text:span text:style-name="T24"/></text:p>
    </office:annotation></text:p>
      <text:p text:style-name="hlp_5f_paragraph"/>
      <text:p text:style-name="hlp_5f_paragraph"><text:line-break/><text:line-break/>Finally an image<office:annotation>
     <dc:creator>Bernard Marcelly</dc:creator>
     <dc:date>2009-01-24T20:53:22.74</dc:date>
     <text:p text:style-name="P86"><text:span text:style-name="T24">imageOOo</text:span></text:p>
     <text:p text:style-name="P86"><text:span text:style-name="T24">sd/res/get1obj.png</text:span></text:p>
    </office:annotation> from OpenOffice resources</text:p>
      <text:p text:style-name="hlp_5f_page">Page10 : Creating the Help tree</text:p>
      <text:list xml:id="list34783318" text:continue-list="list34784590"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4771783" text:continue-list="list34779369"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text:soft-page-break/></text:p>
      <text:p text:style-name="hlp_5f_head5">Formatting a work in progress:</text:p>
      <text:p text:style-name="hlp_5f_paragraph">A work in progress has no third level heading.</text:p>
      <text:list xml:id="list34795263"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85"><text:span text:style-name="hlp_5f_emph">* * *</text:span> <text:s/>--&gt; <text:s/>Scene divider (unless there is a heading).</text:p>
        </text:list-item>
        <text:list-item>
          <text:p text:style-name="P85">All other text is considered to be scene content.</text:p>
        </text:list-item>
      </text:list>
      <text:p text:style-name="hlp_5f_head5">Formatting an outline:</text:p>
      <text:p text:style-name="hlp_5f_paragraph">An outline has at least one third level heading.</text:p>
      <text:list xml:id="list3477240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57" meta:word-count="13753" meta:character-count="85239"/>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in/", "https://raw.githubusercontent.com/peter88213/pywoo/main/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Command
           beginTitles("Writer, Calc")
	 	    setTitle("Export to yWriter", "en")
	        setTitle("Zu yWriter exportieren", "de")
           endTitles
           setURL("Basic", "pywoo", "SaveYw", "export_yw")
		endCommand
    
      	addSeparator

        beginMenu

          beginTitles
	 	    setTitle("Import from yWriter", "en")
	        setTitle("Von yWriter importieren", "de")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ands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Basic", "pywoo", "OpenYw", "get_manuscript")
				endCommand
	
				beginCommand
		            beginTitles
				 	    setTitle("Scene descriptions", "en")
				 	    setTitle("Szenebeschreibungen", "de")
		            endTitles
		            setURL("Basic", "pywoo", "OpenYw", "get_scenedesc")
				endCommand
	
				beginCommand
		            beginTitles
				 	    setTitle("Chapter descriptions", "en")
				 	    setTitle("Kapitelbeschreibungen", "de")
		            endTitles
		            setURL("Basic", "pywoo", "OpenYw", "get_chapterdesc")
				endCommand
	
				beginCommand
		            beginTitles
				 	    setTitle("Part descriptions", "en")
				 	    setTitle("Teilebeschreibungen", "de")		            
				 	endTitles
		            setURL("Basic", "pywoo", "OpenYw", "get_partdesc")
				endCommand
	
	        	addSeparator
	        	
				beginCommand
		            beginTitles
				 	    setTitle("Character descriptions", "en")
				 	    setTitle("Figurenbeschreibungen", "de")		            
				 	endTitles
		            setURL("Basic", "pywoo", "OpenYw", "get_chardesc")
				endCommand
	
				beginCommand
		            beginTitles
				 	    setTitle("Location descriptions", "en")
				 	    setTitle("Schauplatzbeschreibungen", "de")		            
				 	endTitles
		            setURL("Basic", "pywoo", "OpenYw", "get_locdesc")
				endCommand
	
				beginCommand
		            beginTitles
				 	    setTitle("Item descriptions", "en")
				 	    setTitle("Gegenstandsbeschreibungen", "de")		            
				 	endTitles
		            setURL("Basic", "pywoo", "OpenYw", "get_itemdesc")
				endCommand
	
	        	addSeparator
	
				beginCommand
		            beginTitles
				 	    setTitle("Scene list", "en")
				 	    setTitle("Szenenliste", "de")		            
				 	endTitles
		            setURL("Basic", "pywoo", "OpenYw", "get_scenelist")
				endCommand
	
				beginCommand
		            beginTitles
				 	    setTitle("Notes chapters", "en")
				 	    setTitle("Notizen-Kapitel", "de")		            
				 	endTitles
		            setURL("Basic", "pywoo", "OpenYw", "get_notes")
				endCommand
	
			beginCommand
	            beginTitles
			 	    setTitle("Todo chapters", "en")
				 	setTitle("Planungs-Kapitel", "de")		            
	            endTitles
	            setURL("Basic", "pywoo", "OpenYw", "get_todo")
			endCommand

	        	addSeparator
	
				beginCommand
		            beginTitles
				 	    setTitle("Help", "en")
			        	setTitle("Hilfe", "de")
			        endTitles
		            setURL("Basic", "pywoo", "help", "show_adv_help")
				endCommand
	
		      endMenuItems
			
		    endMenu
			  
          endMenuItems
          
        endMenu

        addSeparator

      endMergeItems
      
    endMergeInstruction      
      
    beginMergeInstruction("Writer")
      	setMergePoint(".uno:FormatMenu\.uno:PageDialog", "AddAfter", "AddLast") 

      	beginMergeItems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addSeparator

      	endMergeItems      
      
    endMergeInstruction

  endOfficeMenuBarMerging




  beginAddonMenu

    beginMenu
      beginTitles
	    setTitle("yWriter Import/Export")
      endTitles

      beginMenuItems
   
		beginCommand
            beginTitles("Writer, Calc")
		 	    setTitle("Export to yWriter", "en")
		        setTitle("Zu yWriter exportieren", "de")
            endTitles
            setURL("Basic", "pywoo", "SaveYw", "export_yw")

		endCommand

       	addSeparator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Brief Synopsis", "en")
		 	    setTitle("Kurze Zusammenfassung", "de")
            endTitles
            setURL("Basic", "pywoo", "OpenYw", "get_brf_synopsis")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andsliste", "de")
            endTitles
            setURL("Basic", "pywoo", "OpenYw", "get_itemlist")
		endCommand

      	addSeparator

		beginCommand
            beginTitles
		 	    setTitle("Cross reference", "en")
		 	    setTitle("Querverweise", "de")
            endTitles
            setURL("Basic", "pywoo", "OpenYw", "get_xref")
		endCommand
			
      	addSeparator

		beginCommand
            beginTitles
		 	    setTitle("Help", "en")
		        setTitle("Hilfe", "de")
            endTitles
     		setURL("Basic", "pywoo", "help", "show_help")
		endCommand
		
        addSeparator
        		
	    beginMenu
	      beginTitles
		    setTitle("Advanced features", "en")
			setTitle("Für Fortgeschrittene", "de")
	      endTitles
	
	      beginMenuItems
	   
			beginCommand
	            beginTitles
			 	    setTitle("Manuscript with chapter and scene sections", "en")
				 	setTitle("Manuskript mit Kapitel- und Szenenbereichen", "de")
	            endTitles
	            setURL("Basic", "pywoo", "OpenYw", "get_manuscript")
			endCommand

			beginCommand
	            beginTitles
			 	    setTitle("Scene descriptions", "en")
				 	setTitle("Szenebeschreibungen", "de")
	            endTitles
	            setURL("Basic", "pywoo", "OpenYw", "get_scenedesc")
			endCommand

			beginCommand
	            beginTitles
			 	    setTitle("Chapter descriptions", "en")
				 	setTitle("Kapitelbeschreibungen", "de")
	            endTitles
	            setURL("Basic", "pywoo", "OpenYw", "get_chapterdesc")
			endCommand

			beginCommand
	            beginTitles
			 	    setTitle("Part descriptions", "en")
				 	setTitle("Teilebeschreibungen", "de")		            
	            endTitles
	            setURL("Basic", "pywoo", "OpenYw", "get_partdesc")
			endCommand

        	addSeparator
        	
			beginCommand
	            beginTitles
			 	    setTitle("Character descriptions", "en")
				 	setTitle("Figurenbeschreibungen", "de")		            
	            endTitles
	            setURL("Basic", "pywoo", "OpenYw", "get_chardesc")
			endCommand

			beginCommand
	            beginTitles
			 	    setTitle("Location descriptions", "en")
				 	setTitle("Schauplatzbeschreibungen", "de")		            
	            endTitles
	            setURL("Basic", "pywoo", "OpenYw", "get_locdesc")
			endCommand

			beginCommand
	            beginTitles
			 	    setTitle("Item descriptions", "en")
				 	setTitle("Gegenstandsbeschreibungen", "de")		            
	            endTitles
	            setURL("Basic", "pywoo", "OpenYw", "get_itemdesc")
			endCommand

        	addSeparator

			beginCommand
	            beginTitles
			 	    setTitle("Scene list", "en")
				 	setTitle("Szenenliste", "de")		            
	            endTitles
	            setURL("Basic", "pywoo", "OpenYw", "get_scenelist")
			endCommand

			beginCommand
	            beginTitles
			 	    setTitle("Notes chapters", "en")
				 	setTitle("Notizen-Kapitel", "de")		            
	            endTitles
	            setURL("Basic", "pywoo", "OpenYw", "get_notes")
			endCommand

			beginCommand
	            beginTitles
			 	    setTitle("Todo chapters", "en")
				 	setTitle("Planungs-Kapitel", "de")		            
	            endTitles
	            setURL("Basic", "pywoo", "OpenYw", "get_todo")
			endCommand

        	addSeparator

			beginCommand
	            beginTitles
			 	    setTitle("Help", "en")
		        	setTitle("Hilfe", "de")
	            endTitles
	            setURL("Basic", "pywoo", "help", "show_adv_help")
			endCommand

		  endMenuItems
		
	    endMenu

       	addSeparator

		beginCommand
            beginTitles
		 	    setTitle("Replace scene dividers with blank lines", "en")
		        setTitle("Szenentrenner durch Leerzeilen ersetzen", "de")
            endTitles
    			setURL("Basic", "pywoo", "yFormat", "to_blank_lines")
		endCommand

		beginCommand
            beginTitles
		 	    setTitle("Indent paragraphs that start with '&gt; '", "en")
		        setTitle("Absätze einrücken, die mit '&gt; ' beginnen", "de")
            endTitles
    			setURL("Basic", "pywoo", "yFormat", "indent")
		endCommand
		
		beginCommand
            beginTitles
		 	    setTitle("Replace list strokes with bullets", "en")
		        setTitle("Aufzählungsstriche ersetzen", "de")
            endTitles
    			setURL("Basic", "pywoo", "yFormat", "bullets")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